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paragraph-properties fo:margin-top="0.071cm" fo:margin-bottom="0.071cm" loext:contextual-spacing="false" fo:line-height="100%" fo:text-align="justify" style:justify-single-word="false"/>
    </style:style>
    <style:style style:name="P2" style:family="paragraph" style:parent-style-name="normal">
      <style:paragraph-properties fo:line-height="100%"/>
      <style:text-properties fo:color="#a7074b" style:font-name="Roboto" fo:font-size="20pt" fo:font-weight="bold" style:font-name-asian="Roboto1" style:font-size-asian="20pt" style:font-weight-asian="bold" style:font-name-complex="Roboto1" style:font-size-complex="20pt"/>
    </style:style>
    <style:style style:name="P3" style:family="paragraph" style:parent-style-name="normal">
      <style:paragraph-properties fo:line-height="100%"/>
      <style:text-properties style:font-name="Roboto" fo:font-size="14pt" style:font-name-asian="Roboto1" style:font-size-asian="14pt" style:font-name-complex="Roboto1" style:font-size-complex="14pt"/>
    </style:style>
    <style:style style:name="P4" style:family="paragraph" style:parent-style-name="normal">
      <style:paragraph-properties fo:line-height="100%"/>
      <style:text-properties fo:color="#00a933" style:font-name="Roboto" fo:font-size="18pt" fo:font-weight="bold" officeooo:rsid="000ea8fe" officeooo:paragraph-rsid="000ea8fe" style:font-name-asian="Roboto1" style:font-size-asian="18pt" style:font-weight-asian="bold" style:font-name-complex="Roboto1" style:font-size-complex="18pt" style:font-weight-complex="bold"/>
    </style:style>
    <style:style style:name="P5" style:family="paragraph" style:parent-style-name="normal">
      <style:paragraph-properties fo:line-height="100%"/>
      <style:text-properties fo:color="#00a933" style:font-name="Roboto" fo:font-size="18pt" fo:font-weight="bold" officeooo:rsid="000ea8fe" officeooo:paragraph-rsid="000ece76" style:font-name-asian="Roboto1" style:font-size-asian="18pt" style:font-weight-asian="bold" style:font-name-complex="Roboto1" style:font-size-complex="18pt" style:font-weight-complex="bold"/>
    </style:style>
    <style:style style:name="P6" style:family="paragraph" style:parent-style-name="normal">
      <style:paragraph-properties fo:line-height="100%"/>
      <style:text-properties fo:color="#00a933" fo:font-size="18pt" fo:font-weight="bold" officeooo:rsid="001001cd" officeooo:paragraph-rsid="001001cd" style:font-size-asian="18pt" style:font-weight-asian="bold" style:font-size-complex="18pt" style:font-weight-complex="bold"/>
    </style:style>
    <style:style style:name="P7" style:family="paragraph" style:parent-style-name="normal">
      <style:paragraph-properties fo:line-height="100%"/>
      <style:text-properties fo:color="#ff0000" style:font-name="Roboto" fo:font-size="18pt" fo:font-weight="normal" officeooo:rsid="000ea8fe" officeooo:paragraph-rsid="000ea8fe" style:font-name-asian="Roboto1" style:font-size-asian="18pt" style:font-weight-asian="normal" style:font-name-complex="Roboto1" style:font-size-complex="18pt" style:font-weight-complex="normal"/>
    </style:style>
    <style:style style:name="P8" style:family="paragraph" style:parent-style-name="normal">
      <style:paragraph-properties fo:line-height="100%"/>
      <style:text-properties fo:color="#ff0000" style:font-name="Roboto" fo:font-size="16pt" fo:font-weight="normal" officeooo:rsid="0006dc7c" officeooo:paragraph-rsid="000ece76" fo:background-color="transparent" style:font-name-asian="Roboto1" style:font-size-asian="16pt" style:font-weight-asian="normal" style:font-name-complex="Roboto1" style:font-size-complex="16pt" style:font-weight-complex="normal"/>
    </style:style>
    <style:style style:name="P9" style:family="paragraph" style:parent-style-name="normal">
      <style:paragraph-properties fo:line-height="100%" fo:text-align="start" style:justify-single-word="false"/>
      <style:text-properties fo:color="#ff0000" style:font-name="Roboto" fo:font-size="16pt" fo:font-weight="normal" officeooo:rsid="001001cd" officeooo:paragraph-rsid="000ece76" fo:background-color="transparent" style:font-name-asian="Roboto1" style:font-size-asian="16pt" style:font-weight-asian="normal" style:font-name-complex="Roboto1" style:font-size-complex="16pt" style:font-weight-complex="normal"/>
    </style:style>
    <style:style style:name="P10" style:family="paragraph" style:parent-style-name="normal">
      <style:paragraph-properties fo:line-height="100%"/>
      <style:text-properties fo:color="#ff0000" style:font-name="Roboto" fo:font-size="16pt" fo:font-weight="bold" officeooo:rsid="000ece76" officeooo:paragraph-rsid="000ece76" fo:background-color="transparent" style:font-name-asian="Roboto1" style:font-size-asian="16pt" style:font-weight-asian="bold" style:font-name-complex="Roboto1" style:font-size-complex="16pt" style:font-weight-complex="bold"/>
    </style:style>
    <style:style style:name="P11" style:family="paragraph" style:parent-style-name="normal">
      <style:paragraph-properties fo:line-height="100%"/>
    </style:style>
    <style:style style:name="P12" style:family="paragraph" style:parent-style-name="Standard">
      <style:paragraph-properties fo:line-height="100%" fo:text-align="start" style:justify-single-word="false"/>
      <style:text-properties fo:color="#2a6099" style:font-name="Roboto" fo:font-size="16pt" fo:font-weight="normal" officeooo:rsid="001001cd" officeooo:paragraph-rsid="000ece76" fo:background-color="transparent" style:font-name-asian="Roboto1" style:font-size-asian="16pt" style:font-weight-asian="normal" style:font-name-complex="Roboto1" style:font-size-complex="16pt" style:font-weight-complex="normal"/>
    </style:style>
    <style:style style:name="P13" style:family="paragraph" style:parent-style-name="normal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14" style:family="paragraph" style:parent-style-name="normal">
      <style:paragraph-properties fo:line-height="100%"/>
      <style:text-properties fo:color="#00a933" style:font-name="Roboto" fo:font-size="18pt" fo:font-weight="normal" officeooo:rsid="000ea8fe" officeooo:paragraph-rsid="000ece76" style:font-name-asian="Roboto1" style:font-size-asian="18pt" style:font-weight-asian="normal" style:font-name-complex="Roboto1" style:font-size-complex="18pt" style:font-weight-complex="normal"/>
    </style:style>
    <style:style style:name="P15" style:family="paragraph" style:parent-style-name="normal">
      <style:paragraph-properties fo:line-height="100%"/>
      <style:text-properties fo:color="#2a6099" style:font-name="Roboto" fo:font-size="18pt" fo:font-weight="normal" officeooo:rsid="000ea8fe" officeooo:paragraph-rsid="000ea8fe" style:font-name-asian="Roboto1" style:font-size-asian="18pt" style:font-weight-asian="normal" style:font-name-complex="Roboto1" style:font-size-complex="18pt" style:font-weight-complex="normal"/>
    </style:style>
    <style:style style:name="P16" style:family="paragraph" style:parent-style-name="normal">
      <style:paragraph-properties fo:line-height="100%"/>
      <style:text-properties fo:color="#2a6099" style:font-name="Roboto" fo:font-size="16pt" fo:font-weight="normal" officeooo:rsid="000ea8fe" officeooo:paragraph-rsid="000ea8fe" style:font-name-asian="Roboto1" style:font-size-asian="16pt" style:font-weight-asian="normal" style:font-name-complex="Roboto1" style:font-size-complex="16pt" style:font-weight-complex="normal"/>
    </style:style>
    <style:style style:name="P17" style:family="paragraph" style:parent-style-name="normal">
      <style:paragraph-properties fo:line-height="100%"/>
      <style:text-properties fo:color="#2a6099" style:font-name="Roboto" fo:font-size="16pt" fo:font-weight="normal" officeooo:rsid="000ea8fe" officeooo:paragraph-rsid="000ece76" style:font-name-asian="Roboto1" style:font-size-asian="16pt" style:font-weight-asian="normal" style:font-name-complex="Roboto1" style:font-size-complex="16pt" style:font-weight-complex="normal"/>
    </style:style>
    <style:style style:name="P18" style:family="paragraph" style:parent-style-name="normal">
      <style:paragraph-properties fo:line-height="100%"/>
      <style:text-properties fo:color="#2a6099" style:font-name="Roboto" fo:font-size="16pt" fo:font-weight="normal" officeooo:rsid="000ece76" officeooo:paragraph-rsid="000ece76" style:font-name-asian="Roboto1" style:font-size-asian="16pt" style:font-weight-asian="normal" style:font-name-complex="Roboto1" style:font-size-complex="16pt" style:font-weight-complex="normal"/>
    </style:style>
    <style:style style:name="P19" style:family="paragraph" style:parent-style-name="normal">
      <style:paragraph-properties fo:line-height="100%"/>
      <style:text-properties fo:color="#2a6099" style:font-name="Roboto" fo:font-size="16pt" fo:font-weight="normal" officeooo:rsid="0006dc7c" officeooo:paragraph-rsid="000ece76" fo:background-color="transparent" style:font-name-asian="Roboto1" style:font-size-asian="16pt" style:font-weight-asian="normal" style:font-name-complex="Roboto1" style:font-size-complex="16pt" style:font-weight-complex="normal"/>
    </style:style>
    <style:style style:name="P20" style:family="paragraph" style:parent-style-name="normal">
      <style:paragraph-properties fo:line-height="100%"/>
      <style:text-properties fo:color="#2a6099" style:font-name="Roboto" fo:font-size="16pt" fo:font-weight="normal" officeooo:rsid="000ece76" officeooo:paragraph-rsid="000ece76" fo:background-color="transparent" style:font-name-asian="Roboto1" style:font-size-asian="16pt" style:font-weight-asian="normal" style:font-name-complex="Roboto1" style:font-size-complex="16pt" style:font-weight-complex="normal"/>
    </style:style>
    <style:style style:name="P21" style:family="paragraph" style:parent-style-name="normal">
      <style:paragraph-properties fo:line-height="100%"/>
      <style:text-properties fo:color="#2a6099" fo:font-size="16pt" fo:font-weight="normal" officeooo:rsid="001001cd" officeooo:paragraph-rsid="001001cd" style:font-size-asian="16pt" style:font-weight-asian="normal" style:font-size-complex="16pt" style:font-weight-complex="normal"/>
    </style:style>
    <style:style style:name="P22" style:family="paragraph" style:parent-style-name="normal">
      <style:paragraph-properties fo:line-height="100%"/>
      <style:text-properties fo:color="#2a6099" fo:font-size="16pt" fo:font-weight="normal" officeooo:rsid="00117782" officeooo:paragraph-rsid="00117782" style:font-size-asian="16pt" style:font-weight-asian="normal" style:font-size-complex="16pt" style:font-weight-complex="normal"/>
    </style:style>
    <style:style style:name="T1" style:family="text">
      <style:text-properties style:font-name="Roboto" fo:font-size="14pt" style:font-name-asian="Roboto1" style:font-size-asian="14pt" style:font-name-complex="Roboto1" style:font-size-complex="14pt"/>
    </style:style>
    <style:style style:name="T2" style:family="text">
      <style:text-properties style:font-name="Roboto" fo:font-size="14pt" fo:font-style="italic" style:font-name-asian="Roboto1" style:font-size-asian="14pt" style:font-style-asian="italic" style:font-name-complex="Roboto1" style:font-size-complex="14pt"/>
    </style:style>
    <style:style style:name="T3" style:family="text">
      <style:text-properties style:font-name="Roboto" style:font-name-asian="Roboto1" style:font-name-complex="Roboto1"/>
    </style:style>
    <style:style style:name="T4" style:family="text">
      <style:text-properties officeooo:rsid="000ea8fe"/>
    </style:style>
    <style:style style:name="T5" style:family="text">
      <style:text-properties officeooo:rsid="000ece76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6dc7c" fo:background-color="transparent" loext:char-shading-value="0"/>
    </style:style>
    <style:style style:name="T8" style:family="text">
      <style:text-properties officeooo:rsid="000563ea" fo:background-color="transparent" loext:char-shading-value="0"/>
    </style:style>
    <style:style style:name="T9" style:family="text">
      <style:text-properties officeooo:rsid="001001cd"/>
    </style:style>
    <style:style style:name="T10" style:family="text">
      <style:text-properties fo:font-weight="bold"/>
    </style:style>
    <style:style style:name="T11" style:family="text">
      <style:text-properties officeooo:rsid="001177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>Exercice :</text:p>
      <text:p text:style-name="P3"><text:span text:style-name="T4">Écrire</text:span> un programme qui demande un nombre et lui afficher .</text:p>
      <text:p text:style-name="P3"/>
      <text:p text:style-name="P4">Corrigé:</text:p>
      <text:p text:style-name="P15"/>
      <text:p text:style-name="P16">Algorithme: nombre a afficher</text:p>
      <text:p text:style-name="P16"/>
      <text:p text:style-name="P18">variable: A: nbre;</text:p>
      <text:p text:style-name="P17">début: </text:p>
      <text:p text:style-name="P18"><text:span text:style-name="T7">écrire</text:span><text:span text:style-name="T8"> (</text:span><text:span text:style-name="T6">"</text:span><text:span text:style-name="T8">entrée </text:span><text:span text:style-name="T6">la valeur de A</text:span><text:span text:style-name="T8">: <text:s/>"</text:span><text:span text:style-name="T7">)</text:span></text:p>
      <text:p text:style-name="P19">lire <text:span text:style-name="T5">A</text:span></text:p>
      <text:p text:style-name="P20">fin</text:p>
      <text:p text:style-name="P15"/>
      <text:p text:style-name="P7"/>
      <text:p text:style-name="P7"/>
      <text:p text:style-name="P2">Exercice :</text:p>
      <text:p text:style-name="P3"><text:span text:style-name="T9">Écrire</text:span> un programme qui demande son prénom à l’utilisateur <text:s/>et son âge et qui lui réponde par un charmant « Bonjour » suivi du prénom et son âge</text:p>
      <text:p text:style-name="P3"/>
      <text:p text:style-name="P3"/>
      <text:p text:style-name="P5">Corrigé:</text:p>
      <text:p text:style-name="P14"/>
      <text:p text:style-name="P17">Algorithme: <text:span text:style-name="T5">prénom_bonjour</text:span></text:p>
      <text:p text:style-name="P17"/>
      <text:p text:style-name="P12">Variable prénom en Caractère<text:line-break/><text:span text:style-name="T10">Début</text:span><text:line-break/>Écrire ("Quel est votre prénom ?")<text:line-break/>Lire Prénom<text:line-break/>Écrire ("Bonjour ", Prénom, " !")<text:line-break/><text:span text:style-name="T10">Fin</text:span> </text:p>
      <text:p text:style-name="P9"/>
      <text:p text:style-name="P8"/>
      <text:p text:style-name="P10"/>
      <text:p text:style-name="P3"/>
      <text:p text:style-name="P3"><text:soft-page-break/></text:p>
      <text:p text:style-name="P3"/>
      <text:p text:style-name="P2">Exercice :</text:p>
      <text:p text:style-name="P3">Ecrire un programme qui demande son prénom à l'utilisateur, et qui lui réponde par un charmant « Bonjour » suivi du prénom. </text:p>
      <text:p text:style-name="P1"><text:span text:style-name="T2">machine</text:span><text:span text:style-name="T1"> : Bonjour, Marie Cunégonde ! ».</text:span></text:p>
      <text:p text:style-name="P11"/>
      <text:p text:style-name="P6">Corrigé:</text:p>
      <text:p text:style-name="P21">algorithme: <text:span text:style-name="T11">prénom_bonjour</text:span></text:p>
      <text:p text:style-name="P22">variable: Prénom en caractère;</text:p>
      <text:p text:style-name="P22">début:</text:p>
      <text:p text:style-name="P22">écrire(‘’ Quel est votre prénom ’’)</text:p>
      <text:p text:style-name="P22">lire prénom</text:p>
      <text:p text:style-name="P22">écrire (‘’ Bonjour’’ , prénom: <text:span text:style-name="T3">Marie Cunégonde ‘’!’’</text:span>)</text:p>
      <text:p text:style-name="P22"/>
      <text:p text:style-name="P22">fin</text:p>
      <text:p text:style-name="P22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date>2020-03-18T09:53:45.661828277</dc:date>
    <meta:editing-duration>PT7M7S</meta:editing-duration>
    <meta:editing-cycles>2</meta:editing-cycles>
    <meta:document-statistic meta:table-count="0" meta:image-count="0" meta:object-count="0" meta:page-count="2" meta:paragraph-count="26" meta:word-count="141" meta:character-count="829" meta:non-whitespace-character-count="707"/>
  </office:meta>
</office:document-meta>
</file>